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3- Destruccion</text:p>
      <text:p text:style-name="Standard"/>
      <text:p text:style-name="Standard">Y fue asi que </text:p>
      <text:p text:style-name="Standard">el conocimiento del codice fue utilizado contra su propia gente.</text:p>
      <text:p text:style-name="Standard">El mal se instalo en la ciudad, extendiendose, propagandose, contaminandolo todo.</text:p>
      <text:p text:style-name="Standard">Ante el caos creciente y la inseguridad, los ciudadanos, las buenas personas, se vieron obligados a abandonar la ciudad.</text:p>
      <text:p text:style-name="Standard"/>
      <text:p text:style-name="Standard"/>
      <text:p text:style-name="Standard"/>
      <text:p text:style-name="Standard">El códice, que había sido creado como una herramienta para el desarrollo de su pueblo, no podía permitir que su poder fuera corrompido. </text:p>
      <text:p text:style-name="Standard">Y Cuando el mal intento controlarlo, el libro desató su verdadera fuerza. </text:p>
      <text:p text:style-name="Standard">Revelandose.</text:p>
      <text:p text:style-name="Standard"/>
      <text:p text:style-name="Standard">Fue entonces cuando el mundo vio por primera vez el autentico poder de la magia.</text:p>
      <text:p text:style-name="Standard">Un estallido de luz, Con la potencia de un universo, cego la realidad.</text:p>
      <text:p text:style-name="Standard"><text:s/>y En un instante, la ciudad fue arrasada por una tormenta de destrucción. </text:p>
      <text:p text:style-name="Standard">El cielo se oscureció, la tierra tembló.</text:p>
      <text:p text:style-name="Standard">Y un segundo despues, el silencio.</text:p>
      <text:p text:style-name="Standard">Ya nada se movia.</text:p>
      <text:p text:style-name="Standard"/>
      <text:p text:style-name="Standard">En el centro de la devastación, el códice flotaba en silencio, como un testigo solitario de su propio juicio</text:p>
      <text:p text:style-name="Standard"/>
      <text:p text:style-name="Standard"/>
      <text:p text:style-name="Standard"/>
      <text:p text:style-name="Horizontal_20_Line"/>
      <text:h text:style-name="Heading_20_3" text:outline-level="3"><text:span text:style-name="Strong_20_Emphasis">1-4-3 – La destrucción de Acquanthis</text:span></text:h>
      <text:p text:style-name="Text_20_body">Y fue así que el conocimiento —antes fuente de paz y prosperidad— se volvió contra su propio origen. La sabiduría, tergiversada, sirvió al dominio. Lo que había nacido para elevar a los hombres fue corrompido por la ambición de uno solo. Y el mal, sutil como un veneno en agua clara, se instaló en el corazón mismo de Acquanthis.</text:p>
      <text:p text:style-name="Text_20_body">Al principio, nadie lo vio venir. Pero el aire cambió. Los muros susurraban lenguas olvidadas. Las fuentes, antes cristalinas, se tiñeron de un rojo apagado. Las torres brillaban ya no con la luz del conocimiento, sino con un fulgor oscuro, enfermizo. Y las buenas gentes, sintiendo que algo impío crecía en el alma de su ciudad, comenzaron a huir. Una a una, las casas fueron abandonadas. Las calles quedaron vacías. Solo quedaba el eco de lo que una vez fue.</text:p>
      <text:p text:style-name="Text_20_body">El códice, creado por manos sabias y corazones puros, contempló su obra profanada. No era un objeto pasivo. No podía permitir que su esencia, tejida con la misma materia de las estrellas, fuera utilizada para esclavizar. Y así, como si despertara de un largo sueño, el libro se reveló. Ya no como guía, sino como juicio.</text:p>
      <text:p text:style-name="Text_20_body"><text:soft-page-break/>Fue entonces cuando la magia mostró su verdadero rostro.</text:p>
      <text:p text:style-name="Text_20_body">Una luz —cegadora, absoluta— brotó de entre sus páginas, una luz que no pertenecía a este mundo. Su fulgor atravesó los muros, los cimientos, las almas. En un solo instante, la realidad fue rasgada. El cielo, antes azul, se volvió negro como la obsidiana. La tierra se alzó, y luego se abrió en grietas profundas que exhalaban fuego antiguo. Columnas de energía surgieron del vacío, danzando como espectros coléricos. Una tormenta de destrucción descendió sobre Acquanthis, no como castigo... sino como defensa.</text:p>
      <text:p text:style-name="Text_20_body">Y luego, silencio.</text:p>
      <text:p text:style-name="Text_20_body">Un silencio total. Absoluto.</text:p>
      <text:p text:style-name="Text_20_body">No quedó piedra sobre piedra. Las grandes bibliotecas, los jardines colgantes, los caminos de oro... todo fue borrado. Lo que el tiempo hubiera tardado mil años en erosionar, la magia lo deshizo en un solo respiro.</text:p>
      <text:p text:style-name="Text_20_body">En el centro del cráter humeante, donde una vez se alzara la más noble de las ciudades, flotaba <text:span text:style-name="Emphasis">Omniscientis</text:span>. Inmóvil. Mudo. Como un testigo eterno de lo que había sido obligado a hacer. Como un guardián que, para proteger la verdad, había tenido que destruirla.</text:p>
      <text:p text:style-name="Horizontal_20_Line"/>
      <text:p text:style-name="Text_20_body"/>
      <text:p text:style-name="Text_20_body"/>
      <text:p text:style-name="Text_20_body"/>
      <text:p text:style-name="Text_20_body"/>
      <text:h text:style-name="Heading_20_3" text:outline-level="3"><text:span text:style-name="Strong_20_Emphasis">1-4-3 – La ruina de Acquanthis (Versión Lovecraft)</text:span></text:h>
      <text:p text:style-name="Text_20_body">Fue entonces —en el umbral de un tiempo deformado— que la sabiduría divina del códice fue vuelta contra sus creadores. La corrupción se deslizó como una sombra sin forma entre las torres de alabastro y las fuentes de luz líquida. Ya no era conocimiento lo que manaba del libro, sino ecos de una voluntad perversa, susurrada desde regiones más allá de los límites de la razón.</text:p>
      <text:p text:style-name="Text_20_body">Aquel que había osado mirar lo prohibido, albergaba en su alma un ansia inconmensurable por la dominación y la inmortalidad. El mal, antes difuso, se encarnó en la ciudad, como una niebla densa que lo contaminaba todo: las piedras, los árboles, la sangre misma de sus habitantes. Y los hombres —sensibles al horror aún invisible— comenzaron a huir. Sabían, en lo más profundo de sus almas primitivas, que lo que se avecinaba no era para ser presenciado por los ojos de los vivos.</text:p>
      <text:p text:style-name="Text_20_body">Omniscientis, forjado con el aliento de la creación misma, no toleró más el ultraje. Con una voluntad no humana, quizás nunca humana, se alzó en el centro de la ciudad, y con su despertar, la realidad se quebró.</text:p>
      <text:p text:style-name="Text_20_body">No fue luz, no fue oscuridad. Fue algo anterior al tiempo, un resplandor sin color que parecía devorar los sentidos, una vibración insoportable que rasgaba la mente. Desde las páginas del códice, abiertas <text:soft-page-break/>como mandíbulas, surgieron símbolos cambiantes, imposibles de comprender, que flotaban en el aire como insectos invisibles.</text:p>
      <text:p text:style-name="Text_20_body">El firmamento se contrajo como una herida, y del cielo llovieron esquirlas de otros mundos. La tierra se abrió, exhalando un aliento prehumano. Las montañas temblaron. Las constelaciones se desplazaron como si fuesen presas del pánico.</text:p>
      <text:p text:style-name="Text_20_body">Y luego, el grito.</text:p>
      <text:p text:style-name="Text_20_body">Un único grito, vasto como el universo, emitido no por garganta alguna, sino por la estructura misma del ser. La ciudad se disolvió en ese clamor primordial, y con ella, todo vestigio de su gloria.</text:p>
      <text:p text:style-name="Text_20_body">Cuando por fin llegó el silencio, sólo quedó el códice. Suspendido en el aire, inmóvil, como si todo aquello no hubiera sido sino un acto reflejo. Un vestigio de poder insondable, aún palpitando, aún consciente... y terriblemente solo.</text:p>
      <text:p text:style-name="Horizontal_20_Line"/>
      <text:p text:style-name="Text_20_body"/>
      <text:p text:style-name="Text_20_body"/>
      <text:p text:style-name="Text_20_body"/>
      <text:p text:style-name="Horizontal_20_Line"/>
      <text:h text:style-name="Heading_20_3" text:outline-level="3"><text:span text:style-name="Strong_20_Emphasis">1-4-3 – La ruina de Acquanthis (Versión Tolkien)</text:span></text:h>
      <text:p text:style-name="Text_20_body">Y fue así que el conocimiento del Códice, don precioso del espíritu y de la esperanza, fue desviado de su noble propósito y vuelto contra el mismo pueblo que lo había venerado. El mal, que siempre aguarda en silencio cuando los corazones se ensoberbecen, se deslizó con sigilo por entre los muros de la ciudad gloriosa, sembrando discordia donde antes reinaba la armonía.</text:p>
      <text:p text:style-name="Text_20_body">Una sombra cayó sobre Acquanthis. No era visible al ojo común, pero los sabios y los niños podían sentirla. Los jardines dejaron de florecer, los cristales de luz palidecieron, y los cantos de las fuentes comenzaron a sonar tristes. La gente, confundida y temerosa, comprendió al fin que el corazón del mundo estaba siendo herido.</text:p>
      <text:p text:style-name="Text_20_body">Y entonces, el Códice despertó.</text:p>
      <text:p text:style-name="Text_20_body">No como una criatura iracunda, ni como un arma de guerra, sino como una voluntad más antigua que los reinos de los hombres, más sabia que las estrellas. No toleraría más que su poder fuera mancillado. Alzó su voz en la lengua de los orígenes, y todo tembló.</text:p>
      <text:p text:style-name="Text_20_body">Se alzaron vientos que no venían del norte ni del sur, llamas sin calor danzaron sobre los tejados, y las aguas de los ríos retrocedieron como temiendo lo que venía. El cielo se tornó rojo, y el trueno resonó sin relámpago, como si la tierra misma llorara.</text:p>
      <text:p text:style-name="Text_20_body">Y en un solo instante, la ciudad de Acquanthis —joya entre las naciones, sueño hecho piedra y luz— fue envuelta en una tempestad sin igual. No quedó muro en pie, ni voz para relatar la historia. Fue como si el mundo cerrara los ojos por un instante.</text:p>
      <text:p text:style-name="Text_20_body"><text:soft-page-break/>Y cuando el polvo se asentó y el viento cesó, sólo el Códice permanecía. Suspendido en el aire, silencioso, intacto. Un testigo solitario de la gloria que fue, y del precio que se pagó por desafiar los límites del alma.</text:p>
      <text:p text:style-name="Horizontal_20_Line"/>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4-12T18:38:17.771000000</meta:creation-date>
    <dc:date>2025-04-12T18:47:46.887000000</dc:date>
    <meta:editing-duration>PT9M29S</meta:editing-duration>
    <meta:editing-cycles>2</meta:editing-cycles>
    <meta:generator>LibreOffice/7.3.5.2$Windows_X86_64 LibreOffice_project/184fe81b8c8c30d8b5082578aee2fed2ea847c01</meta:generator>
    <meta:document-statistic meta:table-count="0" meta:image-count="0" meta:object-count="0" meta:page-count="4" meta:paragraph-count="42" meta:word-count="1206" meta:character-count="7062" meta:non-whitespace-character-count="5890"/>
  </office:meta>
</office:document-meta>
</file>